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style:font-face style:name="Source Han Serif" svg:font-family="'Source Han Serif'" style:font-family-generic="system" style:font-pitch="variable"/>
  </office:font-face-decls>
  <office:automatic-styles>
    <style:style style:name="P1" style:family="paragraph" style:parent-style-name="Heading_20_1" style:list-style-name="">
      <style:text-properties officeooo:rsid="005deafb" officeooo:paragraph-rsid="0004d0df"/>
    </style:style>
    <style:style style:name="P2" style:family="paragraph" style:parent-style-name="Heading_20_1">
      <style:text-properties officeooo:rsid="0006d465" officeooo:paragraph-rsid="0006d465"/>
    </style:style>
    <style:style style:name="P3" style:family="paragraph" style:parent-style-name="Heading_20_1" style:master-page-name="Standard">
      <style:paragraph-properties style:page-number="1" fo:break-before="page"/>
      <style:text-properties officeooo:rsid="005deafb" officeooo:paragraph-rsid="0004d0df"/>
    </style:style>
    <style:style style:name="P4" style:family="paragraph" style:parent-style-name="Title" style:master-page-name="First_20_Page">
      <style:paragraph-properties style:page-number="auto" fo:break-before="page"/>
      <style:text-properties officeooo:rsid="0004d0df" officeooo:paragraph-rsid="0004d0df"/>
    </style:style>
    <style:style style:name="P5" style:family="paragraph" style:parent-style-name="Heading_20_2">
      <style:text-properties officeooo:rsid="00155734" officeooo:paragraph-rsid="00155734"/>
    </style:style>
    <style:style style:name="P6" style:family="paragraph" style:parent-style-name="Text_20_body">
      <style:text-properties officeooo:rsid="00602f35" officeooo:paragraph-rsid="0004d0df"/>
    </style:style>
    <style:style style:name="P7" style:family="paragraph" style:parent-style-name="Text_20_body">
      <style:text-properties officeooo:rsid="0004d0df" officeooo:paragraph-rsid="0004d0df"/>
    </style:style>
    <style:style style:name="P8" style:family="paragraph" style:parent-style-name="Text_20_body">
      <style:text-properties officeooo:rsid="0006d465" officeooo:paragraph-rsid="0006d465"/>
    </style:style>
    <style:style style:name="P9" style:family="paragraph" style:parent-style-name="Text_20_body">
      <style:text-properties officeooo:rsid="000ed51f" officeooo:paragraph-rsid="000ed51f"/>
    </style:style>
    <style:style style:name="P10" style:family="paragraph" style:parent-style-name="Text_20_body">
      <style:text-properties officeooo:rsid="0015d2c3" officeooo:paragraph-rsid="0015d2c3"/>
    </style:style>
    <style:style style:name="P11" style:family="paragraph" style:parent-style-name="Text_20_body">
      <style:text-properties officeooo:rsid="00258e45" officeooo:paragraph-rsid="00258e45"/>
    </style:style>
    <style:style style:name="P12" style:family="paragraph" style:parent-style-name="Footer">
      <style:paragraph-properties fo:text-align="end" style:justify-single-word="false"/>
    </style:style>
    <style:style style:name="P13" style:family="paragraph" style:parent-style-name="Subtitle">
      <style:text-properties officeooo:rsid="0004d0df" officeooo:paragraph-rsid="0004d0df"/>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Heading" style:master-page-name="Index">
      <style:paragraph-properties style:page-number="auto" fo:break-before="page"/>
    </style:style>
    <style:style style:name="T1" style:family="text">
      <style:text-properties officeooo:rsid="0060f68b"/>
    </style:style>
    <style:style style:name="T2" style:family="text">
      <style:text-properties officeooo:rsid="0010abc4"/>
    </style:style>
    <style:style style:name="T3" style:family="text">
      <style:text-properties officeooo:rsid="0016c2ae"/>
    </style:style>
    <style:style style:name="T4" style:family="text">
      <style:text-properties officeooo:rsid="002606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8505 Final Report</text:p>
      <text:p text:style-name="P13">John Agapeyev A00928238</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4"><text:a xlink:type="simple" xlink:href="#__RefHeading___Toc483_2562984895" text:style-name="Index_20_Link" text:visited-style-name="Index_20_Link">Design Decisions<text:tab/>1</text:a></text:p>
          <text:p text:style-name="P14"><text:a xlink:type="simple" xlink:href="#__RefHeading___Toc493_2562984895" text:style-name="Index_20_Link" text:visited-style-name="Index_20_Link">Detection<text:tab/>1</text:a></text:p>
          <text:p text:style-name="P14"><text:a xlink:type="simple" xlink:href="#__RefHeading___Toc495_2562984895" text:style-name="Index_20_Link" text:visited-style-name="Index_20_Link">Countermeasures<text:tab/>1</text:a></text:p>
        </text:index-body>
      </text:table-of-content>
      <text:h text:style-name="P1" text:outline-level="1"/>
      <text:h text:style-name="P3" text:outline-level="1"><text:bookmark-start text:name="__RefHeading___Toc483_2562984895"/>Design Decisions<text:bookmark-end text:name="__RefHeading___Toc483_2562984895"/></text:h>
      <text:h text:style-name="P5" text:outline-level="2">Network</text:h>
      <text:p text:style-name="P6">The backdoor was designed early on to incorporate a kernel module component, and to be as undetectable as possible. For handling the networking channel, I chose to merge the C2 and exfiltration channel into a single connection, since a single connection is always preferable to multiple when it comes to remaining stealthy. <text:span text:style-name="T1">For disguising the contents of the channel, I chose to use TLS rather than some homebrew encryption scheme. The reason for TLS ties into the overall profile of the communication channel, which is to emulate an outgoing web request. <text:s/>Probably the least suspicious traffic on a network is outbound web traffic, outside of perhaps DNS. So a server with an outbound connection to a remote server using TLS with a destination port of 443 seems perfectly normal, and will be drowned out by the multitude of connections that any web browser will create. The key limitations in my implementation relate in terms of time and hosting. In a real world hosting scenario, the certificate would be legitimate for a webserver, through a service such as LetsEncrypt. The server would also contain a real website, instead of only existing as a C2 server. As it stands, the certificate is self-signed and lumped into the application, merely as a convenience for usage. To prevent the server from accepting malicious connections, the initial connection requires a 20 byte magic string challenge to be the first data packet sent. If this check fails, the connection is dropped and reset. There is no encoding or other hiding of the protocol inside of the reverse TLS connection. Further work could be done to emulate HTTPS to bypass even an SSL stripping proxy, but was out of scope for this project. </text:span></text:p>
      <text:h text:style-name="P5" text:outline-level="2">Protocol</text:h>
      <text:p text:style-name="P9">The actual data sent incorporates a minimal header to indicate purpose, since the C2 channel is used for multiple types of data transfers. <text:span text:style-name="T2">Server to Victim communication is relatively untouched, with commands being sent to the shell by default, but special commands are parsed by prepending an exclamation point to the beginning of the message. For Victim to Server communication, all packets contain a magic character as the first byte of the packet data. This first byte indicates different packet types such as keystroke data, implant status, shell output, and file transfer packets. These headers are then parsed to transparently write data to files without disrupting the user’s session in the terminal. </text:span></text:p>
      <text:h text:style-name="P5" text:outline-level="2">Implanting</text:h>
      <text:p text:style-name="P10">Since there is a kernel module component, there is this counterintuitive behaviour where some actions are either impossible, or very difficult to perform from inside the kernel. <text:span text:style-name="T3">The primary roadblock is TLS, which is not implemented in the Linux Kernel, but other roadblocks such as File I/O also exist. To bypass this restriction, the implant employs a userspace helper application to perform such operations. The userspace application also handles all networking packets to and from the server. To facilitate communication with the kernel module, all communication is performed over multiple unix sockets. This allows a transparent mode of operation, where the kernel can send and receive from a unix socket, </text:span><text:soft-page-break/><text:span text:style-name="T3">and trust that the data will be translated to the network. Unix sockets are named, which is unfortunate, but the paths are disguised to appear as if they are part of systemd, as well as being unlinked and closed once they are no longer required. While this does add some identifiable markers of compromise, it can easily be changed at compile time by setting a flag, and unfortunately, is one of the best ways of communicating between the kernel and userspace. Thankfully, being inside the kernel allows arbitrary data manipulation, undetectable from inside the compromised system. The only limits I encountered are of time and knowledge. Given enough time, more can be refined and other features can be added to hide connections and compromise even further. An example would be hooking the syscall or interrupt descriptor tables, which would allow arbitrary manipulation of userspace processes. Unfortunately, this was not possible due to recent changes in the kernel which greatly increased the difficulty of locating it, but it is still possible. What I was able to achieve was arbitrary file and process hiding by via the manipulation of the file operations present for any respective inode.</text:span></text:p>
      <text:h text:style-name="P2" text:outline-level="1"><text:bookmark-start text:name="__RefHeading___Toc493_2562984895"/>Detection<text:bookmark-end text:name="__RefHeading___Toc493_2562984895"/></text:h>
      <text:p text:style-name="P11">Detection of my implant is intentionally very difficult, but possible. <text:span text:style-name="T4">The easiest indicator of compromise would be the hardcoded strings for unix sockets used by the wrapper application. </text:span></text:p>
      <text:h text:style-name="P2" text:outline-level="1"><text:bookmark-start text:name="__RefHeading___Toc495_2562984895"/>Countermeasures<text:bookmark-end text:name="__RefHeading___Toc495_2562984895"/></text:h>
      <text:p text:style-name="P8">Fd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style:font-face style:name="Source Han Serif" svg:font-family="'Source Ha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style:font-family-asian="'Source Ha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9:06:20.093691498</meta:creation-date>
    <meta:generator>LibreOffice/6.1.3.2$Linux_X86_64 LibreOffice_project/10$Build-2</meta:generator>
    <dc:date>2018-11-30T19:24:54.477221492</dc:date>
    <meta:editing-duration>PT18M20S</meta:editing-duration>
    <meta:editing-cycles>32</meta:editing-cycles>
    <meta:document-statistic meta:table-count="0" meta:image-count="0" meta:object-count="0" meta:page-count="4" meta:paragraph-count="18" meta:word-count="756" meta:character-count="4684" meta:non-whitespace-character-count="3942"/>
  </office:meta>
</office:document-meta>
</file>